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AB+</text:p>
          </table:table-cell>
          <table:table-cell office:value-type="string" table:style-name="ce2">
            <text:p>A-/B-<text:s/></text:p>
          </table:table-cell>
          <table:table-cell office:value-type="string" table:style-name="ce2">
            <text:p>CD-</text:p>
          </table:table-cell>
          <table:table-cell office:value-type="string" table:style-name="ce2">
            <text:p>C+/D+</text:p>
          </table:table-cell>
          <table:table-cell table:style-name="ce1"/>
          <table:table-cell office:value-type="string" table:style-name="ce2">
            <text:p>AB+</text:p>
          </table:table-cell>
          <table:table-cell office:value-type="string" table:style-name="ce2">
            <text:p>A-/B-<text:s/></text:p>
          </table:table-cell>
          <table:table-cell office:value-type="string" table:style-name="ce2">
            <text:p>CD-</text:p>
          </table:table-cell>
          <table:table-cell office:value-type="string" table:style-name="ce2">
            <text:p>C+/D+</text:p>
          </table:table-cell>
          <table:table-cell table:number-columns-repeated="16375"/>
        </table:table-row>
        <table:table-row table:style-name="ro1">
          <table:table-cell office:value-type="float" office:value="359.703125" table:style-name="ce1">
            <text:p>359.703125</text:p>
          </table:table-cell>
          <table:table-cell office:value-type="float" office:value="256.984375" table:style-name="ce1">
            <text:p>256.984375</text:p>
          </table:table-cell>
          <table:table-cell office:value-type="float" office:value="154.078125" table:style-name="ce1">
            <text:p>154.078125</text:p>
          </table:table-cell>
          <table:table-cell office:value-type="float" office:value="156.578125" table:style-name="ce1">
            <text:p>156.578125</text:p>
          </table:table-cell>
          <table:table-cell table:style-name="ce1"/>
          <table:table-cell office:value-type="float" office:value="283.490234375" table:formula="of:=AVERAGE([.A2:.A9])" table:style-name="ce1">
            <text:p>283.4902344</text:p>
          </table:table-cell>
          <table:table-cell office:value-type="float" office:value="188.30859375" table:formula="of:=AVERAGE([.B2:.B9])" table:style-name="ce1">
            <text:p>188.3085938</text:p>
          </table:table-cell>
          <table:table-cell office:value-type="float" office:value="189.236328125" table:formula="of:=AVERAGE([.C2:.C9])" table:style-name="ce1">
            <text:p>189.2363281</text:p>
          </table:table-cell>
          <table:table-cell office:value-type="float" office:value="121.033203125" table:formula="of:=AVERAGE([.D2:.D9])" table:style-name="ce1">
            <text:p>121.0332031</text:p>
          </table:table-cell>
          <table:table-cell table:number-columns-repeated="16375"/>
        </table:table-row>
        <table:table-row table:style-name="ro1">
          <table:table-cell office:value-type="float" office:value="351.390625" table:style-name="ce1">
            <text:p>351.390625</text:p>
          </table:table-cell>
          <table:table-cell office:value-type="float" office:value="172.78125" table:style-name="ce1">
            <text:p>172.78125</text:p>
          </table:table-cell>
          <table:table-cell office:value-type="float" office:value="284.4375" table:style-name="ce1">
            <text:p>284.4375</text:p>
          </table:table-cell>
          <table:table-cell office:value-type="float" office:value="185.015625" table:style-name="ce1">
            <text:p>185.015625</text:p>
          </table:table-cell>
          <table:table-cell table:style-name="ce1"/>
          <table:table-cell office:value-type="float" office:value="414.193359375" table:formula="of:=AVERAGE([.A10:.A17])" table:style-name="ce1">
            <text:p>414.1933594</text:p>
          </table:table-cell>
          <table:table-cell office:value-type="float" office:value="247.009765625" table:formula="of:=AVERAGE([.B10:.B17])" table:style-name="ce1">
            <text:p>247.0097656</text:p>
          </table:table-cell>
          <table:table-cell office:value-type="float" office:value="291.96484375" table:formula="of:=AVERAGE([.C10:.C17])" table:style-name="ce1">
            <text:p>291.9648438</text:p>
          </table:table-cell>
          <table:table-cell office:value-type="float" office:value="268.08203125" table:formula="of:=AVERAGE([.D10:.D17])" table:style-name="ce1">
            <text:p>268.0820313</text:p>
          </table:table-cell>
          <table:table-cell table:number-columns-repeated="16375"/>
        </table:table-row>
        <table:table-row table:style-name="ro1">
          <table:table-cell office:value-type="float" office:value="376.171875" table:style-name="ce1">
            <text:p>376.171875</text:p>
          </table:table-cell>
          <table:table-cell office:value-type="float" office:value="284.140625" table:style-name="ce1">
            <text:p>284.140625</text:p>
          </table:table-cell>
          <table:table-cell office:value-type="float" office:value="333.25" table:style-name="ce1">
            <text:p>333.25</text:p>
          </table:table-cell>
          <table:table-cell office:value-type="float" office:value="140.0625" table:style-name="ce1">
            <text:p>140.0625</text:p>
          </table:table-cell>
          <table:table-cell table:style-name="ce1"/>
          <table:table-cell office:value-type="float" office:value="302.533203125" table:formula="of:=AVERAGE([.A18:.A25])" table:style-name="ce1">
            <text:p>302.5332031</text:p>
          </table:table-cell>
          <table:table-cell office:value-type="float" office:value="178.677734375" table:formula="of:=AVERAGE([.B18:.B25])" table:style-name="ce1">
            <text:p>178.6777344</text:p>
          </table:table-cell>
          <table:table-cell office:value-type="float" office:value="196.623046875" table:formula="of:=AVERAGE([.C18:.C25])" table:style-name="ce1">
            <text:p>196.6230469</text:p>
          </table:table-cell>
          <table:table-cell office:value-type="float" office:value="193.916015625" table:formula="of:=AVERAGE([.D18:.D25])" table:style-name="ce1">
            <text:p>193.9160156</text:p>
          </table:table-cell>
          <table:table-cell table:number-columns-repeated="16375"/>
        </table:table-row>
        <table:table-row table:style-name="ro1">
          <table:table-cell office:value-type="float" office:value="288.8125" table:style-name="ce1">
            <text:p>288.8125</text:p>
          </table:table-cell>
          <table:table-cell office:value-type="float" office:value="161.265625" table:style-name="ce1">
            <text:p>161.265625</text:p>
          </table:table-cell>
          <table:table-cell office:value-type="float" office:value="128.265625" table:style-name="ce1">
            <text:p>128.265625</text:p>
          </table:table-cell>
          <table:table-cell office:value-type="float" office:value="91.25" table:style-name="ce1">
            <text:p>91.25</text:p>
          </table:table-cell>
          <table:table-cell table:style-name="ce1"/>
          <table:table-cell office:value-type="float" office:value="275.228515625" table:formula="of:=AVERAGE([.A26:.A33])" table:style-name="ce1">
            <text:p>275.2285156</text:p>
          </table:table-cell>
          <table:table-cell office:value-type="float" office:value="182.23046875" table:formula="of:=AVERAGE([.B26:.B33])" table:style-name="ce1">
            <text:p>182.2304688</text:p>
          </table:table-cell>
          <table:table-cell office:value-type="float" office:value="196.423828125" table:formula="of:=AVERAGE([.C26:.C33])" table:style-name="ce1">
            <text:p>196.4238281</text:p>
          </table:table-cell>
          <table:table-cell office:value-type="float" office:value="197.923828125" table:formula="of:=AVERAGE([.D26:.D33])" table:style-name="ce1">
            <text:p>197.9238281</text:p>
          </table:table-cell>
          <table:table-cell table:number-columns-repeated="16375"/>
        </table:table-row>
        <table:table-row table:style-name="ro1">
          <table:table-cell office:value-type="float" office:value="130.71875" table:style-name="ce1">
            <text:p>130.71875</text:p>
          </table:table-cell>
          <table:table-cell office:value-type="float" office:value="132.328125" table:style-name="ce1">
            <text:p>132.328125</text:p>
          </table:table-cell>
          <table:table-cell office:value-type="float" office:value="83.25" table:style-name="ce1">
            <text:p>83.25</text:p>
          </table:table-cell>
          <table:table-cell office:value-type="float" office:value="53.78125" table:style-name="ce1">
            <text:p>53.78125</text:p>
          </table:table-cell>
          <table:table-cell table:style-name="ce1"/>
          <table:table-cell office:value-type="float" office:value="310.767578125" table:formula="of:=AVERAGE([.A34:.A41])" table:style-name="ce1">
            <text:p>310.7675781</text:p>
          </table:table-cell>
          <table:table-cell office:value-type="float" office:value="180.634765625" table:formula="of:=AVERAGE([.B34:.B41])" table:style-name="ce1">
            <text:p>180.6347656</text:p>
          </table:table-cell>
          <table:table-cell office:value-type="float" office:value="158.7578125" table:formula="of:=AVERAGE([.C34:.C41])" table:style-name="ce1">
            <text:p>158.7578125</text:p>
          </table:table-cell>
          <table:table-cell office:value-type="float" office:value="235.431640625" table:formula="of:=AVERAGE([.D34:.D41])" table:style-name="ce1">
            <text:p>235.4316406</text:p>
          </table:table-cell>
          <table:table-cell table:number-columns-repeated="16375"/>
        </table:table-row>
        <table:table-row table:style-name="ro1">
          <table:table-cell office:value-type="float" office:value="126.96875" table:style-name="ce1">
            <text:p>126.96875</text:p>
          </table:table-cell>
          <table:table-cell office:value-type="float" office:value="110.9375" table:style-name="ce1">
            <text:p>110.9375</text:p>
          </table:table-cell>
          <table:table-cell office:value-type="float" office:value="173.578125" table:style-name="ce1">
            <text:p>173.578125</text:p>
          </table:table-cell>
          <table:table-cell office:value-type="float" office:value="119.796875" table:style-name="ce1">
            <text:p>119.796875</text:p>
          </table:table-cell>
          <table:table-cell table:style-name="ce1"/>
          <table:table-cell office:value-type="float" office:value="269.40625" table:formula="of:=AVERAGE([.A42:.A49])" table:style-name="ce1">
            <text:p>269.40625</text:p>
          </table:table-cell>
          <table:table-cell office:value-type="float" office:value="127.28125" table:formula="of:=AVERAGE([.B42:.B49])" table:style-name="ce1">
            <text:p>127.28125</text:p>
          </table:table-cell>
          <table:table-cell office:value-type="float" office:value="137.130859375" table:formula="of:=AVERAGE([.C42:.C49])" table:style-name="ce1">
            <text:p>137.1308594</text:p>
          </table:table-cell>
          <table:table-cell office:value-type="float" office:value="218.978515625" table:formula="of:=AVERAGE([.D42:.D49])" table:style-name="ce1">
            <text:p>218.9785156</text:p>
          </table:table-cell>
          <table:table-cell table:number-columns-repeated="16375"/>
        </table:table-row>
        <table:table-row table:style-name="ro1">
          <table:table-cell office:value-type="float" office:value="264.625" table:style-name="ce1">
            <text:p>264.625</text:p>
          </table:table-cell>
          <table:table-cell office:value-type="float" office:value="140.734375" table:style-name="ce1">
            <text:p>140.734375</text:p>
          </table:table-cell>
          <table:table-cell office:value-type="float" office:value="120.59375" table:style-name="ce1">
            <text:p>120.59375</text:p>
          </table:table-cell>
          <table:table-cell office:value-type="float" office:value="40.265625" table:style-name="ce1">
            <text:p>40.265625</text:p>
          </table:table-cell>
          <table:table-cell table:style-name="ce1"/>
          <table:table-cell office:value-type="float" office:value="229.779296875" table:formula="of:=AVERAGE([.A50:.A57])" table:style-name="ce1">
            <text:p>229.7792969</text:p>
          </table:table-cell>
          <table:table-cell office:value-type="float" office:value="143.0390625" table:formula="of:=AVERAGE([.B50:.B57])" table:style-name="ce1">
            <text:p>143.0390625</text:p>
          </table:table-cell>
          <table:table-cell office:value-type="float" office:value="108.974609375" table:formula="of:=AVERAGE([.C50:.C57])" table:style-name="ce1">
            <text:p>108.9746094</text:p>
          </table:table-cell>
          <table:table-cell office:value-type="float" office:value="172.0390625" table:formula="of:=AVERAGE([.D50:.D57])" table:style-name="ce1">
            <text:p>172.0390625</text:p>
          </table:table-cell>
          <table:table-cell table:number-columns-repeated="16375"/>
        </table:table-row>
        <table:table-row table:style-name="ro1">
          <table:table-cell office:value-type="float" office:value="369.53125" table:style-name="ce1">
            <text:p>369.53125</text:p>
          </table:table-cell>
          <table:table-cell office:value-type="float" office:value="247.296875" table:style-name="ce1">
            <text:p>247.296875</text:p>
          </table:table-cell>
          <table:table-cell office:value-type="float" office:value="236.4375" table:style-name="ce1">
            <text:p>236.4375</text:p>
          </table:table-cell>
          <table:table-cell office:value-type="float" office:value="181.515625" table:style-name="ce1">
            <text:p>181.515625</text:p>
          </table:table-cell>
          <table:table-cell table:style-name="ce1"/>
          <table:table-cell office:value-type="float" office:value="187.46354166666666" table:formula="of:=AVERAGE([.A58:.A63])" table:style-name="ce1">
            <text:p>187.4635417</text:p>
          </table:table-cell>
          <table:table-cell office:value-type="float" office:value="80.669270833333329" table:formula="of:=AVERAGE([.B58:.B63])" table:style-name="ce1">
            <text:p>80.66927083</text:p>
          </table:table-cell>
          <table:table-cell office:value-type="float" office:value="98.291666666666671" table:formula="of:=AVERAGE([.C58:.C63])" table:style-name="ce1">
            <text:p>98.29166667</text:p>
          </table:table-cell>
          <table:table-cell office:value-type="float" office:value="132.90364583333334" table:formula="of:=AVERAGE([.D58:.D63])" table:style-name="ce1">
            <text:p>132.9036458</text:p>
          </table:table-cell>
          <table:table-cell table:number-columns-repeated="16375"/>
        </table:table-row>
        <table:table-row table:style-name="ro1">
          <table:table-cell office:value-type="float" office:value="382.828125" table:style-name="ce1">
            <text:p>382.828125</text:p>
          </table:table-cell>
          <table:table-cell office:value-type="float" office:value="232.3125" table:style-name="ce1">
            <text:p>232.3125</text:p>
          </table:table-cell>
          <table:table-cell office:value-type="float" office:value="201.75" table:style-name="ce1">
            <text:p>201.75</text:p>
          </table:table-cell>
          <table:table-cell office:value-type="float" office:value="228.5625" table:style-name="ce1">
            <text:p>228.5625</text:p>
          </table:table-cell>
          <table:table-cell table:number-columns-repeated="16380" table:style-name="ce1"/>
        </table:table-row>
        <table:table-row table:style-name="ro1">
          <table:table-cell office:value-type="float" office:value="345.109375" table:style-name="ce1">
            <text:p>345.109375</text:p>
          </table:table-cell>
          <table:table-cell office:value-type="float" office:value="256" table:style-name="ce1">
            <text:p>256</text:p>
          </table:table-cell>
          <table:table-cell office:value-type="float" office:value="276.28125" table:style-name="ce1">
            <text:p>276.28125</text:p>
          </table:table-cell>
          <table:table-cell office:value-type="float" office:value="209.203125" table:style-name="ce1">
            <text:p>209.203125</text:p>
          </table:table-cell>
          <table:table-cell table:number-columns-repeated="16380" table:style-name="ce1"/>
        </table:table-row>
        <table:table-row table:style-name="ro1">
          <table:table-cell office:value-type="float" office:value="439.28125" table:style-name="ce1">
            <text:p>439.28125</text:p>
          </table:table-cell>
          <table:table-cell office:value-type="float" office:value="262.59375" table:style-name="ce1">
            <text:p>262.59375</text:p>
          </table:table-cell>
          <table:table-cell office:value-type="float" office:value="304.234375" table:style-name="ce1">
            <text:p>304.234375</text:p>
          </table:table-cell>
          <table:table-cell office:value-type="float" office:value="290.234375" table:style-name="ce1">
            <text:p>290.234375</text:p>
          </table:table-cell>
          <table:table-cell table:number-columns-repeated="16380" table:style-name="ce1"/>
        </table:table-row>
        <table:table-row table:style-name="ro1">
          <table:table-cell office:value-type="float" office:value="457.265625" table:style-name="ce1">
            <text:p>457.265625</text:p>
          </table:table-cell>
          <table:table-cell office:value-type="float" office:value="262.40625" table:style-name="ce1">
            <text:p>262.40625</text:p>
          </table:table-cell>
          <table:table-cell office:value-type="float" office:value="296.78125" table:style-name="ce1">
            <text:p>296.78125</text:p>
          </table:table-cell>
          <table:table-cell office:value-type="float" office:value="298.53125" table:style-name="ce1">
            <text:p>298.53125</text:p>
          </table:table-cell>
          <table:table-cell table:number-columns-repeated="16380" table:style-name="ce1"/>
        </table:table-row>
        <table:table-row table:style-name="ro1">
          <table:table-cell office:value-type="float" office:value="469.046875" table:style-name="ce1">
            <text:p>469.046875</text:p>
          </table:table-cell>
          <table:table-cell office:value-type="float" office:value="300.65625" table:style-name="ce1">
            <text:p>300.65625</text:p>
          </table:table-cell>
          <table:table-cell office:value-type="float" office:value="380" table:style-name="ce1">
            <text:p>380</text:p>
          </table:table-cell>
          <table:table-cell office:value-type="float" office:value="318.4375" table:style-name="ce1">
            <text:p>318.4375</text:p>
          </table:table-cell>
          <table:table-cell table:number-columns-repeated="16380" table:style-name="ce1"/>
        </table:table-row>
        <table:table-row table:style-name="ro1">
          <table:table-cell office:value-type="float" office:value="425.171875" table:style-name="ce1">
            <text:p>425.171875</text:p>
          </table:table-cell>
          <table:table-cell office:value-type="float" office:value="224.40625" table:style-name="ce1">
            <text:p>224.40625</text:p>
          </table:table-cell>
          <table:table-cell office:value-type="float" office:value="340.046875" table:style-name="ce1">
            <text:p>340.046875</text:p>
          </table:table-cell>
          <table:table-cell office:value-type="float" office:value="306.1875" table:style-name="ce1">
            <text:p>306.1875</text:p>
          </table:table-cell>
          <table:table-cell table:number-columns-repeated="16380" table:style-name="ce1"/>
        </table:table-row>
        <table:table-row table:style-name="ro1">
          <table:table-cell office:value-type="float" office:value="423.53125" table:style-name="ce1">
            <text:p>423.53125</text:p>
          </table:table-cell>
          <table:table-cell office:value-type="float" office:value="260.046875" table:style-name="ce1">
            <text:p>260.046875</text:p>
          </table:table-cell>
          <table:table-cell office:value-type="float" office:value="305.234375" table:style-name="ce1">
            <text:p>305.234375</text:p>
          </table:table-cell>
          <table:table-cell office:value-type="float" office:value="255.765625" table:style-name="ce1">
            <text:p>255.765625</text:p>
          </table:table-cell>
          <table:table-cell table:number-columns-repeated="16380" table:style-name="ce1"/>
        </table:table-row>
        <table:table-row table:style-name="ro1">
          <table:table-cell office:value-type="float" office:value="371.3125" table:style-name="ce1">
            <text:p>371.3125</text:p>
          </table:table-cell>
          <table:table-cell office:value-type="float" office:value="177.65625" table:style-name="ce1">
            <text:p>177.65625</text:p>
          </table:table-cell>
          <table:table-cell office:value-type="float" office:value="231.390625" table:style-name="ce1">
            <text:p>231.390625</text:p>
          </table:table-cell>
          <table:table-cell office:value-type="float" office:value="237.734375" table:style-name="ce1">
            <text:p>237.734375</text:p>
          </table:table-cell>
          <table:table-cell table:number-columns-repeated="16380"/>
        </table:table-row>
        <table:table-row table:style-name="ro1">
          <table:table-cell office:value-type="float" office:value="327.921875" table:style-name="ce1">
            <text:p>327.921875</text:p>
          </table:table-cell>
          <table:table-cell office:value-type="float" office:value="215.171875" table:style-name="ce1">
            <text:p>215.171875</text:p>
          </table:table-cell>
          <table:table-cell office:value-type="float" office:value="254.953125" table:style-name="ce1">
            <text:p>254.953125</text:p>
          </table:table-cell>
          <table:table-cell office:value-type="float" office:value="145.53125" table:style-name="ce1">
            <text:p>145.53125</text:p>
          </table:table-cell>
          <table:table-cell table:number-columns-repeated="16380"/>
        </table:table-row>
        <table:table-row table:style-name="ro1">
          <table:table-cell office:value-type="float" office:value="343.21875" table:style-name="ce1">
            <text:p>343.21875</text:p>
          </table:table-cell>
          <table:table-cell office:value-type="float" office:value="235.75" table:style-name="ce1">
            <text:p>235.75</text:p>
          </table:table-cell>
          <table:table-cell office:value-type="float" office:value="269.8125" table:style-name="ce1">
            <text:p>269.8125</text:p>
          </table:table-cell>
          <table:table-cell office:value-type="float" office:value="283.078125" table:style-name="ce1">
            <text:p>283.078125</text:p>
          </table:table-cell>
          <table:table-cell table:number-columns-repeated="16380"/>
        </table:table-row>
        <table:table-row table:style-name="ro1">
          <table:table-cell office:value-type="float" office:value="330.484375" table:style-name="ce1">
            <text:p>330.484375</text:p>
          </table:table-cell>
          <table:table-cell office:value-type="float" office:value="142.703125" table:style-name="ce1">
            <text:p>142.703125</text:p>
          </table:table-cell>
          <table:table-cell office:value-type="float" office:value="206.984375" table:style-name="ce1">
            <text:p>206.984375</text:p>
          </table:table-cell>
          <table:table-cell office:value-type="float" office:value="248.34375" table:style-name="ce1">
            <text:p>248.34375</text:p>
          </table:table-cell>
          <table:table-cell table:number-columns-repeated="16380"/>
        </table:table-row>
        <table:table-row table:style-name="ro1">
          <table:table-cell office:value-type="float" office:value="254.796875" table:style-name="ce1">
            <text:p>254.796875</text:p>
          </table:table-cell>
          <table:table-cell office:value-type="float" office:value="181.65625" table:style-name="ce1">
            <text:p>181.65625</text:p>
          </table:table-cell>
          <table:table-cell office:value-type="float" office:value="192.796875" table:style-name="ce1">
            <text:p>192.796875</text:p>
          </table:table-cell>
          <table:table-cell office:value-type="float" office:value="214.0625" table:style-name="ce1">
            <text:p>214.0625</text:p>
          </table:table-cell>
          <table:table-cell table:number-columns-repeated="16380"/>
        </table:table-row>
        <table:table-row table:style-name="ro1">
          <table:table-cell office:value-type="float" office:value="373.328125" table:style-name="ce1">
            <text:p>373.328125</text:p>
          </table:table-cell>
          <table:table-cell office:value-type="float" office:value="239.328125" table:style-name="ce1">
            <text:p>239.328125</text:p>
          </table:table-cell>
          <table:table-cell office:value-type="float" office:value="207.09375" table:style-name="ce1">
            <text:p>207.09375</text:p>
          </table:table-cell>
          <table:table-cell office:value-type="float" office:value="209.140625" table:style-name="ce1">
            <text:p>209.140625</text:p>
          </table:table-cell>
          <table:table-cell table:number-columns-repeated="16380"/>
        </table:table-row>
        <table:table-row table:style-name="ro1">
          <table:table-cell office:value-type="float" office:value="253.625" table:style-name="ce1">
            <text:p>253.625</text:p>
          </table:table-cell>
          <table:table-cell office:value-type="float" office:value="138.890625" table:style-name="ce1">
            <text:p>138.890625</text:p>
          </table:table-cell>
          <table:table-cell office:value-type="float" office:value="162.671875" table:style-name="ce1">
            <text:p>162.671875</text:p>
          </table:table-cell>
          <table:table-cell office:value-type="float" office:value="184.828125" table:style-name="ce1">
            <text:p>184.828125</text:p>
          </table:table-cell>
          <table:table-cell table:number-columns-repeated="16380"/>
        </table:table-row>
        <table:table-row table:style-name="ro1">
          <table:table-cell office:value-type="float" office:value="308.484375" table:style-name="ce1">
            <text:p>308.484375</text:p>
          </table:table-cell>
          <table:table-cell office:value-type="float" office:value="135.078125" table:style-name="ce1">
            <text:p>135.078125</text:p>
          </table:table-cell>
          <table:table-cell office:value-type="float" office:value="117.921875" table:style-name="ce1">
            <text:p>117.921875</text:p>
          </table:table-cell>
          <table:table-cell office:value-type="float" office:value="145.828125" table:style-name="ce1">
            <text:p>145.828125</text:p>
          </table:table-cell>
          <table:table-cell table:number-columns-repeated="16380"/>
        </table:table-row>
        <table:table-row table:style-name="ro1">
          <table:table-cell office:value-type="float" office:value="228.40625" table:style-name="ce1">
            <text:p>228.40625</text:p>
          </table:table-cell>
          <table:table-cell office:value-type="float" office:value="140.84375" table:style-name="ce1">
            <text:p>140.84375</text:p>
          </table:table-cell>
          <table:table-cell office:value-type="float" office:value="160.75" table:style-name="ce1">
            <text:p>160.75</text:p>
          </table:table-cell>
          <table:table-cell office:value-type="float" office:value="120.515625" table:style-name="ce1">
            <text:p>120.515625</text:p>
          </table:table-cell>
          <table:table-cell table:number-columns-repeated="16380"/>
        </table:table-row>
        <table:table-row table:style-name="ro1">
          <table:table-cell office:value-type="float" office:value="274.78125" table:style-name="ce1">
            <text:p>274.78125</text:p>
          </table:table-cell>
          <table:table-cell office:value-type="float" office:value="142.375" table:style-name="ce1">
            <text:p>142.375</text:p>
          </table:table-cell>
          <table:table-cell office:value-type="float" office:value="244.265625" table:style-name="ce1">
            <text:p>244.265625</text:p>
          </table:table-cell>
          <table:table-cell office:value-type="float" office:value="145.921875" table:style-name="ce1">
            <text:p>145.921875</text:p>
          </table:table-cell>
          <table:table-cell table:number-columns-repeated="16380"/>
        </table:table-row>
        <table:table-row table:style-name="ro1">
          <table:table-cell office:value-type="float" office:value="340.125" table:style-name="ce1">
            <text:p>340.125</text:p>
          </table:table-cell>
          <table:table-cell office:value-type="float" office:value="177.796875" table:style-name="ce1">
            <text:p>177.796875</text:p>
          </table:table-cell>
          <table:table-cell office:value-type="float" office:value="223.390625" table:style-name="ce1">
            <text:p>223.390625</text:p>
          </table:table-cell>
          <table:table-cell office:value-type="float" office:value="143.484375" table:style-name="ce1">
            <text:p>143.484375</text:p>
          </table:table-cell>
          <table:table-cell table:number-columns-repeated="16380"/>
        </table:table-row>
        <table:table-row table:style-name="ro1">
          <table:table-cell office:value-type="float" office:value="258.953125" table:style-name="ce1">
            <text:p>258.953125</text:p>
          </table:table-cell>
          <table:table-cell office:value-type="float" office:value="155.140625" table:style-name="ce1">
            <text:p>155.140625</text:p>
          </table:table-cell>
          <table:table-cell office:value-type="float" office:value="214.953125" table:style-name="ce1">
            <text:p>214.953125</text:p>
          </table:table-cell>
          <table:table-cell office:value-type="float" office:value="261.96875" table:style-name="ce1">
            <text:p>261.96875</text:p>
          </table:table-cell>
          <table:table-cell table:number-columns-repeated="16380"/>
        </table:table-row>
        <table:table-row table:style-name="ro1">
          <table:table-cell office:value-type="float" office:value="224.765625" table:style-name="ce1">
            <text:p>224.765625</text:p>
          </table:table-cell>
          <table:table-cell office:value-type="float" office:value="192.515625" table:style-name="ce1">
            <text:p>192.515625</text:p>
          </table:table-cell>
          <table:table-cell office:value-type="float" office:value="188.125" table:style-name="ce1">
            <text:p>188.125</text:p>
          </table:table-cell>
          <table:table-cell office:value-type="float" office:value="174.546875" table:style-name="ce1">
            <text:p>174.546875</text:p>
          </table:table-cell>
          <table:table-cell table:number-columns-repeated="16380"/>
        </table:table-row>
        <table:table-row table:style-name="ro1">
          <table:table-cell office:value-type="float" office:value="230.609375" table:style-name="ce1">
            <text:p>230.609375</text:p>
          </table:table-cell>
          <table:table-cell office:value-type="float" office:value="186.265625" table:style-name="ce1">
            <text:p>186.265625</text:p>
          </table:table-cell>
          <table:table-cell office:value-type="float" office:value="146.84375" table:style-name="ce1">
            <text:p>146.84375</text:p>
          </table:table-cell>
          <table:table-cell office:value-type="float" office:value="223.9375" table:style-name="ce1">
            <text:p>223.9375</text:p>
          </table:table-cell>
          <table:table-cell table:number-columns-repeated="16380"/>
        </table:table-row>
        <table:table-row table:style-name="ro1">
          <table:table-cell office:value-type="float" office:value="288.109375" table:style-name="ce1">
            <text:p>288.109375</text:p>
          </table:table-cell>
          <table:table-cell office:value-type="float" office:value="221.359375" table:style-name="ce1">
            <text:p>221.359375</text:p>
          </table:table-cell>
          <table:table-cell office:value-type="float" office:value="178.71875" table:style-name="ce1">
            <text:p>178.71875</text:p>
          </table:table-cell>
          <table:table-cell office:value-type="float" office:value="163.96875" table:style-name="ce1">
            <text:p>163.96875</text:p>
          </table:table-cell>
          <table:table-cell table:number-columns-repeated="16380"/>
        </table:table-row>
        <table:table-row table:style-name="ro1">
          <table:table-cell office:value-type="float" office:value="294.828125" table:style-name="ce1">
            <text:p>294.828125</text:p>
          </table:table-cell>
          <table:table-cell office:value-type="float" office:value="210.28125" table:style-name="ce1">
            <text:p>210.28125</text:p>
          </table:table-cell>
          <table:table-cell office:value-type="float" office:value="196.15625" table:style-name="ce1">
            <text:p>196.15625</text:p>
          </table:table-cell>
          <table:table-cell office:value-type="float" office:value="231.3125" table:style-name="ce1">
            <text:p>231.3125</text:p>
          </table:table-cell>
          <table:table-cell table:number-columns-repeated="16380"/>
        </table:table-row>
        <table:table-row table:style-name="ro1">
          <table:table-cell office:value-type="float" office:value="289.65625" table:style-name="ce1">
            <text:p>289.65625</text:p>
          </table:table-cell>
          <table:table-cell office:value-type="float" office:value="172.109375" table:style-name="ce1">
            <text:p>172.109375</text:p>
          </table:table-cell>
          <table:table-cell office:value-type="float" office:value="178.9375" table:style-name="ce1">
            <text:p>178.9375</text:p>
          </table:table-cell>
          <table:table-cell office:value-type="float" office:value="238.25" table:style-name="ce1">
            <text:p>238.25</text:p>
          </table:table-cell>
          <table:table-cell table:number-columns-repeated="16380"/>
        </table:table-row>
        <table:table-row table:style-name="ro1">
          <table:table-cell office:value-type="float" office:value="286.46875" table:style-name="ce1">
            <text:p>286.46875</text:p>
          </table:table-cell>
          <table:table-cell office:value-type="float" office:value="194.5625" table:style-name="ce1">
            <text:p>194.5625</text:p>
          </table:table-cell>
          <table:table-cell office:value-type="float" office:value="134.90625" table:style-name="ce1">
            <text:p>134.90625</text:p>
          </table:table-cell>
          <table:table-cell office:value-type="float" office:value="190.609375" table:style-name="ce1">
            <text:p>190.609375</text:p>
          </table:table-cell>
          <table:table-cell table:number-columns-repeated="16380"/>
        </table:table-row>
        <table:table-row table:style-name="ro1">
          <table:table-cell office:value-type="float" office:value="337.234375" table:style-name="ce1">
            <text:p>337.234375</text:p>
          </table:table-cell>
          <table:table-cell office:value-type="float" office:value="157.53125" table:style-name="ce1">
            <text:p>157.53125</text:p>
          </table:table-cell>
          <table:table-cell office:value-type="float" office:value="135.90625" table:style-name="ce1">
            <text:p>135.90625</text:p>
          </table:table-cell>
          <table:table-cell office:value-type="float" office:value="280.859375" table:style-name="ce1">
            <text:p>280.859375</text:p>
          </table:table-cell>
          <table:table-cell table:number-columns-repeated="16380"/>
        </table:table-row>
        <table:table-row table:style-name="ro1">
          <table:table-cell office:value-type="float" office:value="297.609375" table:style-name="ce1">
            <text:p>297.609375</text:p>
          </table:table-cell>
          <table:table-cell office:value-type="float" office:value="134.625" table:style-name="ce1">
            <text:p>134.625</text:p>
          </table:table-cell>
          <table:table-cell office:value-type="float" office:value="175.109375" table:style-name="ce1">
            <text:p>175.109375</text:p>
          </table:table-cell>
          <table:table-cell office:value-type="float" office:value="230.09375" table:style-name="ce1">
            <text:p>230.09375</text:p>
          </table:table-cell>
          <table:table-cell table:number-columns-repeated="16380"/>
        </table:table-row>
        <table:table-row table:style-name="ro1">
          <table:table-cell office:value-type="float" office:value="305.03125" table:style-name="ce1">
            <text:p>305.03125</text:p>
          </table:table-cell>
          <table:table-cell office:value-type="float" office:value="172.765625" table:style-name="ce1">
            <text:p>172.765625</text:p>
          </table:table-cell>
          <table:table-cell office:value-type="float" office:value="171.046875" table:style-name="ce1">
            <text:p>171.046875</text:p>
          </table:table-cell>
          <table:table-cell office:value-type="float" office:value="206.3125" table:style-name="ce1">
            <text:p>206.3125</text:p>
          </table:table-cell>
          <table:table-cell table:number-columns-repeated="16380"/>
        </table:table-row>
        <table:table-row table:style-name="ro1">
          <table:table-cell office:value-type="float" office:value="277.328125" table:style-name="ce1">
            <text:p>277.328125</text:p>
          </table:table-cell>
          <table:table-cell office:value-type="float" office:value="180.40625" table:style-name="ce1">
            <text:p>180.40625</text:p>
          </table:table-cell>
          <table:table-cell office:value-type="float" office:value="172.78125" table:style-name="ce1">
            <text:p>172.78125</text:p>
          </table:table-cell>
          <table:table-cell office:value-type="float" office:value="226.390625" table:style-name="ce1">
            <text:p>226.390625</text:p>
          </table:table-cell>
          <table:table-cell table:number-columns-repeated="16380"/>
        </table:table-row>
        <table:table-row table:style-name="ro1">
          <table:table-cell office:value-type="float" office:value="321.984375" table:style-name="ce1">
            <text:p>321.984375</text:p>
          </table:table-cell>
          <table:table-cell office:value-type="float" office:value="232.34375" table:style-name="ce1">
            <text:p>232.34375</text:p>
          </table:table-cell>
          <table:table-cell office:value-type="float" office:value="218.53125" table:style-name="ce1">
            <text:p>218.53125</text:p>
          </table:table-cell>
          <table:table-cell office:value-type="float" office:value="212.0625" table:style-name="ce1">
            <text:p>212.0625</text:p>
          </table:table-cell>
          <table:table-cell table:number-columns-repeated="16380"/>
        </table:table-row>
        <table:table-row table:style-name="ro1">
          <table:table-cell office:value-type="float" office:value="313.984375" table:style-name="ce1">
            <text:p>313.984375</text:p>
          </table:table-cell>
          <table:table-cell office:value-type="float" office:value="197.703125" table:style-name="ce1">
            <text:p>197.703125</text:p>
          </table:table-cell>
          <table:table-cell office:value-type="float" office:value="169.1875" table:style-name="ce1">
            <text:p>169.1875</text:p>
          </table:table-cell>
          <table:table-cell office:value-type="float" office:value="258.765625" table:style-name="ce1">
            <text:p>258.765625</text:p>
          </table:table-cell>
          <table:table-cell table:number-columns-repeated="16380"/>
        </table:table-row>
        <table:table-row table:style-name="ro1">
          <table:table-cell office:value-type="float" office:value="346.5" table:style-name="ce1">
            <text:p>346.5</text:p>
          </table:table-cell>
          <table:table-cell office:value-type="float" office:value="175.140625" table:style-name="ce1">
            <text:p>175.140625</text:p>
          </table:table-cell>
          <table:table-cell office:value-type="float" office:value="92.59375" table:style-name="ce1">
            <text:p>92.59375</text:p>
          </table:table-cell>
          <table:table-cell office:value-type="float" office:value="278.359375" table:style-name="ce1">
            <text:p>278.359375</text:p>
          </table:table-cell>
          <table:table-cell table:number-columns-repeated="16380"/>
        </table:table-row>
        <table:table-row table:style-name="ro1">
          <table:table-cell office:value-type="float" office:value="358.03125" table:style-name="ce1">
            <text:p>358.03125</text:p>
          </table:table-cell>
          <table:table-cell office:value-type="float" office:value="199.671875" table:style-name="ce1">
            <text:p>199.671875</text:p>
          </table:table-cell>
          <table:table-cell office:value-type="float" office:value="173.78125" table:style-name="ce1">
            <text:p>173.78125</text:p>
          </table:table-cell>
          <table:table-cell office:value-type="float" office:value="303.140625" table:style-name="ce1">
            <text:p>303.140625</text:p>
          </table:table-cell>
          <table:table-cell table:number-columns-repeated="16380"/>
        </table:table-row>
        <table:table-row table:style-name="ro1">
          <table:table-cell office:value-type="float" office:value="283.359375" table:style-name="ce1">
            <text:p>283.359375</text:p>
          </table:table-cell>
          <table:table-cell office:value-type="float" office:value="147.328125" table:style-name="ce1">
            <text:p>147.328125</text:p>
          </table:table-cell>
          <table:table-cell office:value-type="float" office:value="144.140625" table:style-name="ce1">
            <text:p>144.140625</text:p>
          </table:table-cell>
          <table:table-cell office:value-type="float" office:value="227.046875" table:style-name="ce1">
            <text:p>227.046875</text:p>
          </table:table-cell>
          <table:table-cell table:number-columns-repeated="16380"/>
        </table:table-row>
        <table:table-row table:style-name="ro1">
          <table:table-cell office:value-type="float" office:value="268.359375" table:style-name="ce1">
            <text:p>268.359375</text:p>
          </table:table-cell>
          <table:table-cell office:value-type="float" office:value="125.703125" table:style-name="ce1">
            <text:p>125.703125</text:p>
          </table:table-cell>
          <table:table-cell office:value-type="float" office:value="197.109375" table:style-name="ce1">
            <text:p>197.109375</text:p>
          </table:table-cell>
          <table:table-cell office:value-type="float" office:value="201.140625" table:style-name="ce1">
            <text:p>201.140625</text:p>
          </table:table-cell>
          <table:table-cell table:number-columns-repeated="16380"/>
        </table:table-row>
        <table:table-row table:style-name="ro1">
          <table:table-cell office:value-type="float" office:value="203.921875" table:style-name="ce1">
            <text:p>203.921875</text:p>
          </table:table-cell>
          <table:table-cell office:value-type="float" office:value="106.359375" table:style-name="ce1">
            <text:p>106.359375</text:p>
          </table:table-cell>
          <table:table-cell office:value-type="float" office:value="183.140625" table:style-name="ce1">
            <text:p>183.140625</text:p>
          </table:table-cell>
          <table:table-cell office:value-type="float" office:value="203.546875" table:style-name="ce1">
            <text:p>203.546875</text:p>
          </table:table-cell>
          <table:table-cell table:number-columns-repeated="16380"/>
        </table:table-row>
        <table:table-row table:style-name="ro1">
          <table:table-cell office:value-type="float" office:value="337.890625" table:style-name="ce1">
            <text:p>337.890625</text:p>
          </table:table-cell>
          <table:table-cell office:value-type="float" office:value="70.15625" table:style-name="ce1">
            <text:p>70.15625</text:p>
          </table:table-cell>
          <table:table-cell office:value-type="float" office:value="143.78125" table:style-name="ce1">
            <text:p>143.78125</text:p>
          </table:table-cell>
          <table:table-cell office:value-type="float" office:value="240.5625" table:style-name="ce1">
            <text:p>240.5625</text:p>
          </table:table-cell>
          <table:table-cell table:number-columns-repeated="16380"/>
        </table:table-row>
        <table:table-row table:style-name="ro1">
          <table:table-cell office:value-type="float" office:value="235.140625" table:style-name="ce1">
            <text:p>235.140625</text:p>
          </table:table-cell>
          <table:table-cell office:value-type="float" office:value="114.96875" table:style-name="ce1">
            <text:p>114.96875</text:p>
          </table:table-cell>
          <table:table-cell office:value-type="float" office:value="59.703125" table:style-name="ce1">
            <text:p>59.703125</text:p>
          </table:table-cell>
          <table:table-cell office:value-type="float" office:value="170.703125" table:style-name="ce1">
            <text:p>170.703125</text:p>
          </table:table-cell>
          <table:table-cell table:number-columns-repeated="16380"/>
        </table:table-row>
        <table:table-row table:style-name="ro1">
          <table:table-cell office:value-type="float" office:value="190.390625" table:style-name="ce1">
            <text:p>190.390625</text:p>
          </table:table-cell>
          <table:table-cell office:value-type="float" office:value="129.296875" table:style-name="ce1">
            <text:p>129.296875</text:p>
          </table:table-cell>
          <table:table-cell office:value-type="float" office:value="66.8125" table:style-name="ce1">
            <text:p>66.8125</text:p>
          </table:table-cell>
          <table:table-cell office:value-type="float" office:value="204.109375" table:style-name="ce1">
            <text:p>204.109375</text:p>
          </table:table-cell>
          <table:table-cell table:number-columns-repeated="16380"/>
        </table:table-row>
        <table:table-row table:style-name="ro1">
          <table:table-cell office:value-type="float" office:value="278.15625" table:style-name="ce1">
            <text:p>278.15625</text:p>
          </table:table-cell>
          <table:table-cell office:value-type="float" office:value="124.765625" table:style-name="ce1">
            <text:p>124.765625</text:p>
          </table:table-cell>
          <table:table-cell office:value-type="float" office:value="128.578125" table:style-name="ce1">
            <text:p>128.578125</text:p>
          </table:table-cell>
          <table:table-cell office:value-type="float" office:value="201.578125" table:style-name="ce1">
            <text:p>201.578125</text:p>
          </table:table-cell>
          <table:table-cell table:number-columns-repeated="16380"/>
        </table:table-row>
        <table:table-row table:style-name="ro1">
          <table:table-cell office:value-type="float" office:value="200.34375" table:style-name="ce1">
            <text:p>200.34375</text:p>
          </table:table-cell>
          <table:table-cell office:value-type="float" office:value="216.625" table:style-name="ce1">
            <text:p>216.625</text:p>
          </table:table-cell>
          <table:table-cell office:value-type="float" office:value="93.46875" table:style-name="ce1">
            <text:p>93.46875</text:p>
          </table:table-cell>
          <table:table-cell office:value-type="float" office:value="221.265625" table:style-name="ce1">
            <text:p>221.265625</text:p>
          </table:table-cell>
          <table:table-cell table:number-columns-repeated="16380"/>
        </table:table-row>
        <table:table-row table:style-name="ro1">
          <table:table-cell office:value-type="float" office:value="268.515625" table:style-name="ce1">
            <text:p>268.515625</text:p>
          </table:table-cell>
          <table:table-cell office:value-type="float" office:value="149.609375" table:style-name="ce1">
            <text:p>149.609375</text:p>
          </table:table-cell>
          <table:table-cell office:value-type="float" office:value="122.890625" table:style-name="ce1">
            <text:p>122.890625</text:p>
          </table:table-cell>
          <table:table-cell office:value-type="float" office:value="159.578125" table:style-name="ce1">
            <text:p>159.578125</text:p>
          </table:table-cell>
          <table:table-cell table:number-columns-repeated="16380"/>
        </table:table-row>
        <table:table-row table:style-name="ro1">
          <table:table-cell office:value-type="float" office:value="210.546875" table:style-name="ce1">
            <text:p>210.546875</text:p>
          </table:table-cell>
          <table:table-cell office:value-type="float" office:value="117.09375" table:style-name="ce1">
            <text:p>117.09375</text:p>
          </table:table-cell>
          <table:table-cell office:value-type="float" office:value="126.9375" table:style-name="ce1">
            <text:p>126.9375</text:p>
          </table:table-cell>
          <table:table-cell office:value-type="float" office:value="241.71875" table:style-name="ce1">
            <text:p>241.71875</text:p>
          </table:table-cell>
          <table:table-cell table:number-columns-repeated="16380"/>
        </table:table-row>
        <table:table-row table:style-name="ro1">
          <table:table-cell office:value-type="float" office:value="269.15625" table:style-name="ce1">
            <text:p>269.15625</text:p>
          </table:table-cell>
          <table:table-cell office:value-type="float" office:value="181.25" table:style-name="ce1">
            <text:p>181.25</text:p>
          </table:table-cell>
          <table:table-cell office:value-type="float" office:value="150.1875" table:style-name="ce1">
            <text:p>150.1875</text:p>
          </table:table-cell>
          <table:table-cell office:value-type="float" office:value="165.046875" table:style-name="ce1">
            <text:p>165.046875</text:p>
          </table:table-cell>
          <table:table-cell table:number-columns-repeated="16380"/>
        </table:table-row>
        <table:table-row table:style-name="ro1">
          <table:table-cell office:value-type="float" office:value="251.984375" table:style-name="ce1">
            <text:p>251.984375</text:p>
          </table:table-cell>
          <table:table-cell office:value-type="float" office:value="141.3125" table:style-name="ce1">
            <text:p>141.3125</text:p>
          </table:table-cell>
          <table:table-cell office:value-type="float" office:value="104.15625" table:style-name="ce1">
            <text:p>104.15625</text:p>
          </table:table-cell>
          <table:table-cell office:value-type="float" office:value="191.15625" table:style-name="ce1">
            <text:p>191.15625</text:p>
          </table:table-cell>
          <table:table-cell table:number-columns-repeated="16380"/>
        </table:table-row>
        <table:table-row table:style-name="ro1">
          <table:table-cell office:value-type="float" office:value="210.125" table:style-name="ce1">
            <text:p>210.125</text:p>
          </table:table-cell>
          <table:table-cell office:value-type="float" office:value="124.375" table:style-name="ce1">
            <text:p>124.375</text:p>
          </table:table-cell>
          <table:table-cell office:value-type="float" office:value="112.078125" table:style-name="ce1">
            <text:p>112.078125</text:p>
          </table:table-cell>
          <table:table-cell office:value-type="float" office:value="171.734375" table:style-name="ce1">
            <text:p>171.734375</text:p>
          </table:table-cell>
          <table:table-cell table:number-columns-repeated="16380"/>
        </table:table-row>
        <table:table-row table:style-name="ro1">
          <table:table-cell office:value-type="float" office:value="221.296875" table:style-name="ce1">
            <text:p>221.296875</text:p>
          </table:table-cell>
          <table:table-cell office:value-type="float" office:value="105.5" table:style-name="ce1">
            <text:p>105.5</text:p>
          </table:table-cell>
          <table:table-cell office:value-type="float" office:value="63.828125" table:style-name="ce1">
            <text:p>63.828125</text:p>
          </table:table-cell>
          <table:table-cell office:value-type="float" office:value="142.40625" table:style-name="ce1">
            <text:p>142.40625</text:p>
          </table:table-cell>
          <table:table-cell table:number-columns-repeated="16380"/>
        </table:table-row>
        <table:table-row table:style-name="ro1">
          <table:table-cell office:value-type="float" office:value="206.265625" table:style-name="ce1">
            <text:p>206.265625</text:p>
          </table:table-cell>
          <table:table-cell office:value-type="float" office:value="108.546875" table:style-name="ce1">
            <text:p>108.546875</text:p>
          </table:table-cell>
          <table:table-cell office:value-type="float" office:value="98.25" table:style-name="ce1">
            <text:p>98.25</text:p>
          </table:table-cell>
          <table:table-cell office:value-type="float" office:value="83.40625" table:style-name="ce1">
            <text:p>83.40625</text:p>
          </table:table-cell>
          <table:table-cell table:number-columns-repeated="16380"/>
        </table:table-row>
        <table:table-row table:style-name="ro1">
          <table:table-cell office:value-type="float" office:value="242.15625" table:style-name="ce1">
            <text:p>242.15625</text:p>
          </table:table-cell>
          <table:table-cell office:value-type="float" office:value="96.796875" table:style-name="ce1">
            <text:p>96.796875</text:p>
          </table:table-cell>
          <table:table-cell office:value-type="float" office:value="130.390625" table:style-name="ce1">
            <text:p>130.390625</text:p>
          </table:table-cell>
          <table:table-cell office:value-type="float" office:value="138.1875" table:style-name="ce1">
            <text:p>138.1875</text:p>
          </table:table-cell>
          <table:table-cell table:number-columns-repeated="16380"/>
        </table:table-row>
        <table:table-row table:style-name="ro1">
          <table:table-cell office:value-type="float" office:value="303.453125" table:style-name="ce1">
            <text:p>303.453125</text:p>
          </table:table-cell>
          <table:table-cell office:value-type="float" office:value="105.1875" table:style-name="ce1">
            <text:p>105.1875</text:p>
          </table:table-cell>
          <table:table-cell office:value-type="float" office:value="155.375" table:style-name="ce1">
            <text:p>155.375</text:p>
          </table:table-cell>
          <table:table-cell office:value-type="float" office:value="164.234375" table:style-name="ce1">
            <text:p>164.234375</text:p>
          </table:table-cell>
          <table:table-cell table:number-columns-repeated="16380"/>
        </table:table-row>
        <table:table-row table:style-name="ro1">
          <table:table-cell office:value-type="float" office:value="152.515625" table:style-name="ce1">
            <text:p>152.515625</text:p>
          </table:table-cell>
          <table:table-cell office:value-type="float" office:value="76.625" table:style-name="ce1">
            <text:p>76.625</text:p>
          </table:table-cell>
          <table:table-cell office:value-type="float" office:value="45.5" table:style-name="ce1">
            <text:p>45.5</text:p>
          </table:table-cell>
          <table:table-cell office:value-type="float" office:value="114.0625" table:style-name="ce1">
            <text:p>114.0625</text:p>
          </table:table-cell>
          <table:table-cell table:number-columns-repeated="16380"/>
        </table:table-row>
        <table:table-row table:style-name="ro1">
          <table:table-cell office:value-type="float" office:value="167.75" table:style-name="ce1">
            <text:p>167.75</text:p>
          </table:table-cell>
          <table:table-cell office:value-type="float" office:value="21.203125" table:style-name="ce1">
            <text:p>21.203125</text:p>
          </table:table-cell>
          <table:table-cell office:value-type="float" office:value="64.015625" table:style-name="ce1">
            <text:p>64.015625</text:p>
          </table:table-cell>
          <table:table-cell office:value-type="float" office:value="96.703125" table:style-name="ce1">
            <text:p>96.703125</text:p>
          </table:table-cell>
          <table:table-cell table:number-columns-repeated="16380"/>
        </table:table-row>
        <table:table-row table:style-name="ro1">
          <table:table-cell office:value-type="float" office:value="83.875" table:style-name="ce1">
            <text:p>83.875</text:p>
          </table:table-cell>
          <table:table-cell office:value-type="float" office:value="108.5" table:style-name="ce1">
            <text:p>108.5</text:p>
          </table:table-cell>
          <table:table-cell office:value-type="float" office:value="105.46875" table:style-name="ce1">
            <text:p>105.46875</text:p>
          </table:table-cell>
          <table:table-cell office:value-type="float" office:value="136.421875" table:style-name="ce1">
            <text:p>136.421875</text:p>
          </table:table-cell>
          <table:table-cell table:number-columns-repeated="16380"/>
        </table:table-row>
        <table:table-row table:style-name="ro1">
          <table:table-cell office:value-type="float" office:value="175.03125" table:style-name="ce1">
            <text:p>175.03125</text:p>
          </table:table-cell>
          <table:table-cell office:value-type="float" office:value="75.703125" table:style-name="ce1">
            <text:p>75.703125</text:p>
          </table:table-cell>
          <table:table-cell office:value-type="float" office:value="89" table:style-name="ce1">
            <text:p>89</text:p>
          </table:table-cell>
          <table:table-cell office:value-type="float" office:value="147.8125" table:style-name="ce1">
            <text:p>147.8125</text:p>
          </table:table-cell>
          <table:table-cell table:number-columns-repeated="16380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Yan Ojeda</meta:initial-creator>
    <dc:creator>Yan Ojeda</dc:creator>
    <meta:creation-date>2020-10-21T22:03:25Z</meta:creation-date>
    <dc:date>2020-10-22T00:18:47Z</dc:date>
  </office:meta>
</office:document-meta>
</file>